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917</text:span></text:p>
            <text:p text:style-name="P1"><text:span text:style-name="T2">“</text:span><text:span text:style-name="T2">Savior, Again to Thy Dear Name We Rais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586cm">
          <draw:text-box>
            <text:p text:style-name="P1"><text:span text:style-name="T3">1. </text:span><text:span text:style-name="T4">Savior, again</text:span></text:p>
            <text:p text:style-name="P1"><text:span text:style-name="T4">to Thy dear name we raise</text:span></text:p>
            <text:p text:style-name="P1"><text:span text:style-name="T4">With one accord</text:span></text:p>
            <text:p text:style-name="P1"><text:span text:style-name="T4">our parting hymn of prais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892cm" svg:height="7.011cm" svg:x="1.524cm" svg:y="0.609cm">
          <draw:text-box>
            <text:p text:style-name="P1"><text:span text:style-name="T4">Once more we bless Thee</text:span></text:p>
            <text:p text:style-name="P1"><text:span text:style-name="T4">ere our worship cease,</text:span></text:p>
            <text:p text:style-name="P1"><text:span text:style-name="T4">Then, lowly bending,</text:span></text:p>
            <text:p text:style-name="P1"><text:span text:style-name="T4">wait Thy word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892cm" svg:height="7.011cm" svg:x="1.524cm" svg:y="0.586cm">
          <draw:text-box>
            <text:p text:style-name="P1"><text:span text:style-name="T3">2.</text:span><text:span text:style-name="T4"><text:tab/></text:span><text:span text:style-name="T4">Grant us Thy peace</text:span></text:p>
            <text:p text:style-name="P1"><text:span text:style-name="T4">upon our homeward way;</text:span></text:p>
            <text:p text:style-name="P1"><text:span text:style-name="T4">With Thee began,</text:span></text:p>
            <text:p text:style-name="P1"><text:span text:style-name="T4">with Thee shall end,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892cm" svg:height="7.011cm" svg:x="1.524cm" svg:y="0.508cm">
          <draw:text-box>
            <text:p text:style-name="P1"><text:span text:style-name="T4"><text:s/></text:span><text:span text:style-name="T4">Guard Thou the lips from sin,</text:span></text:p>
            <text:p text:style-name="P1"><text:span text:style-name="T4">the hearts from shame,</text:span></text:p>
            <text:p text:style-name="P1"><text:span text:style-name="T4">That in this house have</text:span></text:p>
            <text:p text:style-name="P1"><text:span text:style-name="T4">called upon Th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892cm" svg:height="7.011cm" svg:x="1.524cm" svg:y="0.52cm">
          <draw:text-box>
            <text:p text:style-name="P1"><text:span text:style-name="T4"><text:s/></text:span><text:span text:style-name="T3">3.</text:span><text:span text:style-name="T4"><text:tab/></text:span><text:span text:style-name="T4">Grant us Thy peace, Lord,</text:span></text:p>
            <text:p text:style-name="P1"><text:span text:style-name="T4">through the coming night;</text:span></text:p>
            <text:p text:style-name="P1"><text:span text:style-name="T4">Turn Thou for us</text:span></text:p>
            <text:p text:style-name="P1"><text:span text:style-name="T4">its darkness into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892cm" svg:height="7.011cm" svg:x="1.524cm" svg:y="0.586cm">
          <draw:text-box>
            <text:p text:style-name="P1"><text:span text:style-name="T4"><text:s/></text:span><text:span text:style-name="T4">From harm and danger</text:span></text:p>
            <text:p text:style-name="P1"><text:span text:style-name="T4">keep Thy children free;</text:span></text:p>
            <text:p text:style-name="P1"><text:span text:style-name="T4">For dark and light are</text:span></text:p>
            <text:p text:style-name="P1"><text:span text:style-name="T4">both alik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892cm" svg:height="7.011cm" svg:x="1.524cm" svg:y="0.586cm">
          <draw:text-box>
            <text:p text:style-name="P1"><text:span text:style-name="T3">4. </text:span><text:span text:style-name="T4">Grant us Thy peace</text:span></text:p>
            <text:p text:style-name="P1"><text:span text:style-name="T4">throughout our earthly life,</text:span></text:p>
            <text:p text:style-name="P1"><text:span text:style-name="T4">Our balm in sorrow</text:span></text:p>
            <text:p text:style-name="P1"><text:span text:style-name="T4">and our stay in strif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4" draw:layer="layout" svg:width="24.892cm" svg:height="11.711cm" svg:x="1.524cm" svg:y="0.481cm">
          <draw:text-box>
            <text:p text:style-name="P1"><text:span text:style-name="T4"><text:s/></text:span><text:span text:style-name="T4">Then, when Thy voice</text:span></text:p>
            <text:p text:style-name="P1"><text:span text:style-name="T4">shall bid our conflict cease,</text:span></text:p>
            <text:p text:style-name="P1"><text:span text:style-name="T4">Call us, O Lord,</text:span></text:p>
            <text:p text:style-name="P1"><text:span text:style-name="T4">to Thine eternal peac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2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2:17:19.404000000</meta:creation-date>
    <dc:date>2019-01-20T13:58:06.627000000</dc:date>
    <meta:editing-duration>PT4M</meta:editing-duration>
    <meta:editing-cycles>7</meta:editing-cycles>
    <meta:generator>LibreOffice/6.1.3.2$Windows_X86_64 LibreOffice_project/86daf60bf00efa86ad547e59e09d6bb77c699acb</meta:generator>
    <meta:document-statistic meta:object-count="156"/>
  </office:meta>
</office:document-meta>
</file>